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 style:writing-mode="lr-tb"/>
      <style:text-properties style:use-window-font-color="true" loext:opacity="0%" style:font-name="ARial" fo:font-size="12pt" fo:language="pt" fo:country="BR" fo:font-style="normal" fo:font-weight="normal" officeooo:rsid="001d79c4" officeooo:paragraph-rsid="001d79c4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P2" style:family="paragraph" style:parent-style-name="Standard">
      <style:paragraph-properties fo:text-align="justify" style:justify-single-word="false" style:writing-mode="lr-tb"/>
      <style:text-properties style:use-window-font-color="true" loext:opacity="0%" style:font-name="ARial" fo:font-size="12pt" fo:language="pt" fo:country="BR" fo:font-style="normal" fo:font-weight="normal" officeooo:rsid="0048188f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P3" style:family="paragraph" style:parent-style-name="Standard">
      <style:paragraph-properties fo:text-align="justify" style:justify-single-word="false" style:writing-mode="lr-tb"/>
      <style:text-properties style:use-window-font-color="true" loext:opacity="0%" style:font-name="ARial" fo:font-size="12pt" fo:language="pt" fo:country="BR" fo:font-style="normal" fo:font-weight="normal" officeooo:rsid="007ea0de" officeooo:paragraph-rsid="007ea0de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P4" style:family="paragraph" style:parent-style-name="Standard">
      <style:paragraph-properties fo:text-align="center" style:justify-single-word="false" style:writing-mode="lr-tb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justify" style:justify-single-word="false" style:writing-mode="lr-tb"/>
      <style:text-properties style:font-name="ARial" fo:font-style="normal" fo:font-weight="normal" officeooo:rsid="007ea0de" officeooo:paragraph-rsid="00832006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justify" style:justify-single-word="false" style:writing-mode="lr-tb"/>
      <style:text-properties style:font-name="ARial" fo:font-style="normal" fo:font-weight="normal" officeooo:paragraph-rsid="001d79c4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 style:writing-mode="lr-tb"/>
      <style:text-properties style:font-name="ARial" fo:font-style="normal" fo:font-weight="normal" officeooo:paragraph-rsid="005c32dc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 style:writing-mode="lr-tb"/>
      <style:text-properties style:font-name="ARial" fo:font-style="normal" fo:font-weight="normal" officeooo:paragraph-rsid="007ea0de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 style:writing-mode="lr-tb"/>
      <style:text-properties officeooo:paragraph-rsid="005c32dc"/>
    </style:style>
    <style:style style:name="P10" style:family="paragraph" style:parent-style-name="Text_20_body">
      <style:paragraph-properties fo:text-align="justify" style:justify-single-word="false" style:writing-mode="lr-tb"/>
      <style:text-properties officeooo:paragraph-rsid="005c32dc"/>
    </style:style>
    <style:style style:name="P11" style:family="paragraph" style:parent-style-name="Standard">
      <style:paragraph-properties fo:text-align="justify" style:justify-single-word="false" style:writing-mode="lr-tb"/>
      <style:text-properties officeooo:paragraph-rsid="007ea0de"/>
    </style:style>
    <style:style style:name="P12" style:family="paragraph" style:parent-style-name="Standard" style:master-page-name="Standard">
      <style:paragraph-properties fo:text-align="center" style:justify-single-word="false" style:page-number="auto" style:writing-mode="lr-tb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 style:writing-mode="lr-tb"/>
      <style:text-properties style:font-name="ARial" fo:font-style="normal" fo:font-weight="normal" officeooo:paragraph-rsid="005c32dc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 style:writing-mode="lr-tb"/>
      <style:text-properties style:font-name="ARial" fo:font-style="normal" fo:font-weight="normal" officeooo:rsid="007ea0de" officeooo:paragraph-rsid="007ea0de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 style:writing-mode="lr-tb"/>
      <style:text-properties style:font-name="ARial" fo:font-style="normal" fo:font-weight="normal" officeooo:rsid="007ea0de" officeooo:paragraph-rsid="00832006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 style:writing-mode="lr-tb"/>
      <style:text-properties style:font-name="ARial" fo:font-style="normal" fo:font-weight="normal" officeooo:rsid="0085104a" officeooo:paragraph-rsid="0085104a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 style:writing-mode="lr-tb"/>
      <style:text-properties style:font-name="ARial" fo:font-style="normal" fo:font-weight="normal" officeooo:rsid="008a31e2" officeooo:paragraph-rsid="008a31e2" fo:background-color="#ffff00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 style:writing-mode="lr-tb"/>
      <style:text-properties style:font-name="ARial" fo:font-style="normal" fo:font-weight="normal" officeooo:rsid="008d703f" officeooo:paragraph-rsid="008d703f" fo:background-color="#ffff00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 style:writing-mode="lr-tb"/>
      <style:text-properties style:font-name="ARial" fo:font-style="normal" fo:font-weight="normal" officeooo:rsid="007ea0de" officeooo:paragraph-rsid="00832006" fo:background-color="#ffff00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 style:writing-mode="lr-tb"/>
      <style:text-properties style:font-name="ARial" fo:font-style="normal" fo:font-weight="normal" officeooo:rsid="0085104a" officeooo:paragraph-rsid="0085104a" fo:background-color="#ffff00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 style:writing-mode="lr-tb"/>
      <style:text-properties style:use-window-font-color="true" loext:opacity="0%" style:font-name="ARial" fo:font-size="12pt" fo:language="pt" fo:country="BR" fo:font-style="normal" fo:font-weight="normal" officeooo:rsid="0085104a" officeooo:paragraph-rsid="0085104a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P22" style:family="paragraph" style:parent-style-name="Standard">
      <style:paragraph-properties fo:text-align="justify" style:justify-single-word="false" style:writing-mode="lr-tb"/>
      <style:text-properties style:use-window-font-color="true" loext:opacity="0%" style:font-name="ARial" fo:font-size="12pt" fo:language="pt" fo:country="BR" fo:font-style="normal" fo:font-weight="normal" officeooo:rsid="00857899" officeooo:paragraph-rsid="00857899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P23" style:family="paragraph" style:parent-style-name="Standard">
      <style:paragraph-properties fo:text-align="justify" style:justify-single-word="false" style:writing-mode="lr-tb"/>
      <style:text-properties style:use-window-font-color="true" loext:opacity="0%" style:font-name="ARial" fo:font-size="12pt" fo:language="pt" fo:country="BR" fo:font-style="normal" fo:font-weight="normal" officeooo:rsid="007ea0de" officeooo:paragraph-rsid="007ea0de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P24" style:family="paragraph" style:parent-style-name="Standard">
      <style:paragraph-properties fo:text-align="justify" style:justify-single-word="false" style:writing-mode="lr-tb"/>
      <style:text-properties style:use-window-font-color="true" loext:opacity="0%" style:font-name="ARial" fo:font-size="12pt" fo:language="pt" fo:country="BR" fo:font-style="normal" fo:font-weight="normal" officeooo:rsid="007ea0de" officeooo:paragraph-rsid="007ea0de" style:letter-kerning="true" fo:background-color="#ffff00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P25" style:family="paragraph" style:parent-style-name="Standard">
      <style:paragraph-properties fo:text-align="justify" style:justify-single-word="false" style:writing-mode="lr-tb"/>
      <style:text-properties style:use-window-font-color="true" loext:opacity="0%" style:font-name="ARial" fo:font-size="12pt" fo:language="pt" fo:country="BR" fo:font-style="normal" fo:font-weight="normal" officeooo:rsid="0085104a" officeooo:paragraph-rsid="0085104a" style:letter-kerning="true" fo:background-color="#ffff00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P26" style:family="paragraph" style:parent-style-name="Standard">
      <style:paragraph-properties fo:text-align="justify" style:justify-single-word="false" style:writing-mode="lr-tb"/>
      <style:text-properties officeooo:paragraph-rsid="007ea0de"/>
    </style:style>
    <style:style style:name="P27" style:family="paragraph" style:parent-style-name="Standard">
      <style:paragraph-properties fo:text-align="justify" style:justify-single-word="false" style:writing-mode="lr-tb"/>
      <style:text-properties officeooo:rsid="008d703f" officeooo:paragraph-rsid="008d703f" fo:background-color="#ffff00"/>
    </style:style>
    <style:style style:name="P28" style:family="paragraph" style:parent-style-name="Text_20_body" style:list-style-name="L1">
      <style:paragraph-properties fo:margin-top="0cm" fo:margin-bottom="0cm" style:contextual-spacing="false" fo:text-align="justify" style:justify-single-word="false"/>
    </style:style>
    <style:style style:name="P29" style:family="paragraph" style:parent-style-name="Text_20_body" style:list-style-name="L1">
      <style:paragraph-properties fo:text-align="justify" style:justify-single-word="false"/>
    </style:style>
    <style:style style:name="P30" style:family="paragraph" style:parent-style-name="Text_20_body" style:list-style-name="L2">
      <style:paragraph-properties fo:margin-top="0cm" fo:margin-bottom="0cm" style:contextual-spacing="false" fo:text-align="justify" style:justify-single-word="false"/>
    </style:style>
    <style:style style:name="P31" style:family="paragraph" style:parent-style-name="Text_20_body" style:list-style-name="L2">
      <style:paragraph-properties fo:text-align="justify" style:justify-single-word="false"/>
    </style:style>
    <style:style style:name="T1" style:family="text">
      <style:text-properties officeooo:rsid="001d79c4"/>
    </style:style>
    <style:style style:name="T2" style:family="text">
      <style:text-properties style:use-window-font-color="true" loext:opacity="0%" fo:font-size="12pt" fo:language="pt" fo:country="BR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3" style:family="text">
      <style:text-properties style:use-window-font-color="true" loext:opacity="0%" fo:font-size="12pt" fo:language="pt" fo:country="BR" officeooo:rsid="007b8e92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4" style:family="text">
      <style:text-properties style:use-window-font-color="true" loext:opacity="0%" fo:font-size="12pt" fo:language="pt" fo:country="BR" officeooo:rsid="001d79c4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5" style:family="text">
      <style:text-properties style:use-window-font-color="true" loext:opacity="0%" fo:font-size="12pt" fo:language="pt" fo:country="BR" officeooo:rsid="007ea0de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6" style:family="text">
      <style:text-properties style:use-window-font-color="true" loext:opacity="0%" fo:font-size="12pt" fo:language="pt" fo:country="BR" officeooo:rsid="004e15d6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7" style:family="text">
      <style:text-properties style:use-window-font-color="true" loext:opacity="0%" fo:font-size="12pt" fo:language="pt" fo:country="BR" officeooo:rsid="003de7a1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8" style:family="text">
      <style:text-properties style:use-window-font-color="true" loext:opacity="0%" fo:font-size="12pt" fo:language="pt" fo:country="BR" officeooo:rsid="00828a18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9" style:family="text">
      <style:text-properties style:use-window-font-color="true" loext:opacity="0%" fo:font-size="12pt" fo:language="pt" fo:country="BR" officeooo:rsid="00832006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0" style:family="text">
      <style:text-properties style:use-window-font-color="true" loext:opacity="0%" fo:font-size="12pt" fo:language="pt" fo:country="BR" officeooo:rsid="0081dace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1" style:family="text">
      <style:text-properties style:use-window-font-color="true" loext:opacity="0%" fo:font-size="12pt" fo:language="pt" fo:country="BR" officeooo:rsid="008720e7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2" style:family="text">
      <style:text-properties style:use-window-font-color="true" loext:opacity="0%" fo:font-size="12pt" fo:language="pt" fo:country="BR" style:letter-kerning="true" fo:background-color="#ffff00" loext:char-shading-value="0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3" style:family="text">
      <style:text-properties style:use-window-font-color="true" loext:opacity="0%" fo:font-size="12pt" fo:language="pt" fo:country="BR" style:letter-kerning="true" fo:background-color="#ffff00" loext:char-shading-value="0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4" style:family="text">
      <style:text-properties style:use-window-font-color="true" loext:opacity="0%" style:font-name="ARial" fo:font-size="12pt" fo:language="pt" fo:country="BR" fo:font-style="normal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T15" style:family="text">
      <style:text-properties style:use-window-font-color="true" loext:opacity="0%" style:font-name="ARial" fo:font-size="12pt" fo:language="pt" fo:country="BR" fo:font-style="normal" fo:font-weight="normal" officeooo:rsid="007b8e92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T16" style:family="text">
      <style:text-properties style:use-window-font-color="true" loext:opacity="0%" style:font-name="ARial" fo:font-size="12pt" fo:language="pt" fo:country="BR" fo:font-style="normal" fo:font-weight="normal" officeooo:rsid="005c32dc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T17" style:family="text">
      <style:text-properties officeooo:rsid="003de7a1"/>
    </style:style>
    <style:style style:name="T18" style:family="text">
      <style:text-properties officeooo:rsid="003ee7ba"/>
    </style:style>
    <style:style style:name="T19" style:family="text">
      <style:text-properties officeooo:rsid="007b8e92"/>
    </style:style>
    <style:style style:name="T20" style:family="text">
      <style:text-properties officeooo:rsid="007ea0de"/>
    </style:style>
    <style:style style:name="T21" style:family="text">
      <style:text-properties officeooo:rsid="0081dace"/>
    </style:style>
    <style:style style:name="T22" style:family="text">
      <style:text-properties officeooo:rsid="00832006"/>
    </style:style>
    <style:style style:name="T23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ARial" fo:font-style="normal" fo:font-weight="normal" officeooo:rsid="007ea0de" style:font-style-asian="normal" style:font-weight-asian="normal" style:font-style-complex="normal" style:font-weight-complex="normal"/>
    </style:style>
    <style:style style:name="T25" style:family="text">
      <style:text-properties style:font-name="ARial" fo:font-style="normal" fo:font-weight="normal" fo:background-color="#ffff00" loext:char-shading-value="0" style:font-style-asian="normal" style:font-weight-asian="normal" style:font-style-complex="normal" style:font-weight-complex="normal"/>
    </style:style>
    <style:style style:name="T26" style:family="text">
      <style:text-properties officeooo:rsid="0085104a"/>
    </style:style>
    <style:style style:name="T27" style:family="text">
      <style:text-properties fo:background-color="#ffff00" loext:char-shading-value="0"/>
    </style:style>
    <style:style style:name="T28" style:family="text">
      <style:text-properties fo:background-color="#ffff00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Instituto Federal Sul-rio-grandense – Campus Camaquã</text:p>
      <text:p text:style-name="P4">Disciplina: Banco de Dados II – Turma 2024</text:p>
      <text:p text:style-name="P4">Professor: Vinícius Alves Hax</text:p>
      <text:p text:style-name="P4">Assunto: <text:span text:style-name="T19">Lista de exerc</text:span><text:span text:style-name="T3">ícios 5 - </text:span><text:span text:style-name="T1">Revis</text:span><text:span text:style-name="T4">ão </text:span><text:span text:style-name="T3">da etapa 2</text:span></text:p>
      <text:p text:style-name="P2"/>
      <text:p text:style-name="P6"><text:span text:style-name="T1">Para os exerc</text:span><text:span text:style-name="T4">ícios </text:span><text:span text:style-name="T5">6 à </text:span><text:span text:style-name="T11">10</text:span><text:span text:style-name="T6"> </text:span><text:span text:style-name="T7">u</text:span><text:span text:style-name="T4">tilize as tabelas e registros abaixo:</text:span></text:p>
      <text:p text:style-name="P1"/>
      <text:p text:style-name="P1">CREATE TABLE teacher (</text:p>
      <text:p text:style-name="P1"><text:tab/>id INT,</text:p>
      <text:p text:style-name="P1"><text:tab/>name VARCHAR(200),</text:p>
      <text:p text:style-name="P1"><text:tab/>side VARCHAR(200),</text:p>
      <text:p text:style-name="P1"><text:tab/><text:span text:style-name="T17">level </text:span><text:span text:style-name="T18">REAL</text:span></text:p>
      <text:p text:style-name="P1">);</text:p>
      <text:p text:style-name="P1"/>
      <text:p text:style-name="P1">CREATE TABLE <text:span text:style-name="T20">stats </text:span>(</text:p>
      <text:p text:style-name="P1"><text:tab/>id SERIAL,</text:p>
      <text:p text:style-name="P1"><text:tab/><text:span text:style-name="T20">average_level REAL,</text:span></text:p>
      <text:p text:style-name="P1"><text:tab/><text:span text:style-name="T22">teachers</text:span><text:span text:style-name="T21">_count INT</text:span></text:p>
      <text:p text:style-name="P1">);</text:p>
      <text:p text:style-name="P1"/>
      <text:p text:style-name="P9"><text:span text:style-name="T15">1</text:span><text:span text:style-name="T16">) </text:span><text:span text:style-name="T23">Qual é a diferença entre um </text:span><text:span text:style-name="Emphasis"><text:span text:style-name="T23">trigger</text:span></text:span><text:span text:style-name="T23"> </text:span><text:span text:style-name="Source_20_Text"><text:span text:style-name="T23">BEFORE</text:span></text:span><text:span text:style-name="T23"> e </text:span><text:span text:style-name="Source_20_Text"><text:span text:style-name="T23">AFTER</text:span></text:span><text:span text:style-name="T23">, e como a escolha entre eles pode afetar a lógica de uma aplicação que utiliza o banco de dados?</text:span></text:p>
      <text:p text:style-name="P7"/>
      <text:p text:style-name="P17">Um trigger do tipo BEFORE vai ser executado ANTES que o evento tenha efeitos na base de dados. Pode ser usado para conferir uma determinada condiç<text:span text:style-name="T2">ão necessária para o comando ser executado, por exemplo, antes de deletar um registro podemos conferir se esse registro é chave estrangeira de algum outro registro.</text:span></text:p>
      <text:p text:style-name="P17"><text:span text:style-name="T2">Os triggers AFTER são executados após as mudanças do comando são efetivadas. Podemos usar isso, por exemplo, para atualizar estatísticas sobre sobre os registros ou fazer um log dos comandos.</text:span></text:p>
      <text:p text:style-name="P7"/>
      <text:p text:style-name="P10"><text:span text:style-name="T24">2) </text:span><text:span text:style-name="T23">Qual das alternativas descreve corretamente a função de um </text:span><text:span text:style-name="Emphasis"><text:span text:style-name="T23">trigger</text:span></text:span><text:span text:style-name="T23"> no PostgreSQL?</text:span></text:p>
      <text:list xml:id="list2958614045" text:style-name="L1">
        <text:list-header>
          <text:p text:style-name="P28"><text:span text:style-name="Strong_20_Emphasis"><text:span text:style-name="T23">a)</text:span></text:span><text:span text:style-name="T23"> Um </text:span><text:span text:style-name="Emphasis"><text:span text:style-name="T23">trigger</text:span></text:span><text:span text:style-name="T23"> é uma estrutura usada apenas para otimizar consultas SQL.</text:span></text:p>
          <text:p text:style-name="P28"><text:span text:style-name="Strong_20_Emphasis"><text:span text:style-name="T25">b)</text:span></text:span><text:span text:style-name="T25"> Um </text:span><text:span text:style-name="Emphasis"><text:span text:style-name="T25">trigger</text:span></text:span><text:span text:style-name="T25"> é uma função executada automaticamente em resposta a certos eventos em uma tabela, como uma inserção, atualização ou exclusão de dados.</text:span></text:p>
          <text:p text:style-name="P28"><text:span text:style-name="Strong_20_Emphasis"><text:span text:style-name="T23">c)</text:span></text:span><text:span text:style-name="T23"> Um </text:span><text:span text:style-name="Emphasis"><text:span text:style-name="T23">trigger</text:span></text:span><text:span text:style-name="T23"> serve exclusivamente para testar a presença de chaves primárias em uma tabela.</text:span></text:p>
          <text:p text:style-name="P29"><text:span text:style-name="Strong_20_Emphasis"><text:span text:style-name="T23">d)</text:span></text:span><text:span text:style-name="T23"> Um </text:span><text:span text:style-name="Emphasis"><text:span text:style-name="T23">trigger</text:span></text:span><text:span text:style-name="T23"> é um mecanismo de replicação entre bancos de dados PostgreSQL.</text:span></text:p>
        </text:list-header>
      </text:list>
      <text:p text:style-name="P11"><text:span text:style-name="T24">3) </text:span><text:span text:style-name="T23">Quais dos seguintes eventos podem acionar um </text:span><text:span text:style-name="Emphasis"><text:span text:style-name="T23">trigger</text:span></text:span><text:span text:style-name="T23"> no PostgreSQL?<text:line-break/></text:span></text:p>
      <text:list xml:id="list374439338" text:style-name="L2">
        <text:list-header>
          <text:p text:style-name="P30"><text:span text:style-name="Strong_20_Emphasis"><text:span text:style-name="T23">a)</text:span></text:span><text:span text:style-name="T23"> Apenas eventos de atualização (</text:span><text:span text:style-name="Source_20_Text"><text:span text:style-name="T23">UPDATE</text:span></text:span><text:span text:style-name="T23">) e exclusão (</text:span><text:span text:style-name="Source_20_Text"><text:span text:style-name="T23">DELETE</text:span></text:span><text:span text:style-name="T23">).</text:span></text:p>
          <text:p text:style-name="P30"><text:span text:style-name="Strong_20_Emphasis"><text:span text:style-name="T23">b)</text:span></text:span><text:span text:style-name="T23"> Somente inserção (</text:span><text:span text:style-name="Source_20_Text"><text:span text:style-name="T23">INSERT</text:span></text:span><text:span text:style-name="T23">) e exclusão (</text:span><text:span text:style-name="Source_20_Text"><text:span text:style-name="T23">DELETE</text:span></text:span><text:span text:style-name="T23">).</text:span></text:p>
          <text:p text:style-name="P30"><text:span text:style-name="Strong_20_Emphasis"><text:span text:style-name="T25">c)</text:span></text:span><text:span text:style-name="T25"> Inserção (</text:span><text:span text:style-name="Source_20_Text"><text:span text:style-name="T25">INSERT</text:span></text:span><text:span text:style-name="T25">), atualização (</text:span><text:span text:style-name="Source_20_Text"><text:span text:style-name="T25">UPDATE</text:span></text:span><text:span text:style-name="T25">), exclusão (</text:span><text:span text:style-name="Source_20_Text"><text:span text:style-name="T25">DELETE</text:span></text:span><text:span text:style-name="T25">) e também eventos como </text:span><text:span text:style-name="Source_20_Text"><text:span text:style-name="T25">TRUNCATE</text:span></text:span><text:span text:style-name="T25">.</text:span></text:p>
          <text:p text:style-name="P31"><text:span text:style-name="Strong_20_Emphasis"><text:span text:style-name="T23">d)</text:span></text:span><text:span text:style-name="T23"> Apenas exclusão (</text:span><text:span text:style-name="Source_20_Text"><text:span text:style-name="T23">DELETE</text:span></text:span><text:span text:style-name="T23">) e seleção (</text:span><text:span text:style-name="Source_20_Text"><text:span text:style-name="T23">SELECT</text:span></text:span><text:span text:style-name="T23">).</text:span></text:p>
        </text:list-header>
      </text:list>
      <text:p text:style-name="P11"><text:span text:style-name="T24">4) </text:span><text:span text:style-name="T23">Qual é a diferença entre um </text:span><text:span text:style-name="Emphasis"><text:span text:style-name="T23">trigger</text:span></text:span><text:span text:style-name="T23"> </text:span><text:span text:style-name="Source_20_Text"><text:span text:style-name="T23">FOR EACH ROW</text:span></text:span><text:span text:style-name="T23"> e </text:span><text:span text:style-name="Source_20_Text"><text:span text:style-name="T23">FOR EACH STATEMENT</text:span></text:span><text:span text:style-name="T23">?</text:span></text:p>
      <text:p text:style-name="P11"><text:span text:style-name="T23"/></text:p>
      <text:p text:style-name="P27"><text:span text:style-name="T23">Quando configuramos um trigger do tipo FOR EACH ROW a funç</text:span><text:span text:style-name="T14">ão relacionada é chamada para cada linha da tabela. Por exemplo, supondo que tenhamos em uma tabela </text:span><text:soft-page-break/><text:span text:style-name="T14">T três registros com o valor “idade” &gt; 50.<text:line-break/>Se houver um trigger atrelando uma função F ao evento UPDATE, quando o comando abaixo for executado:<text:line-break/>UPDATE T SET experiencia = ‘alta’ WHERE idade &gt; 50 <text:line-break/>Será chamada três vezes a função F, uma delas para cada linha.<text:line-break/>Se usarmos um trigger usando FOR EACH STATEMENT a função F só será chamada uma vez.</text:span></text:p>
      <text:p text:style-name="P8"/>
      <text:p text:style-name="P14">5) O que representam as vari<text:span text:style-name="T2">áveis OLD e NEW dentro de um trigger?</text:span></text:p>
      <text:p text:style-name="P14"><text:span text:style-name="T2"/></text:p>
      <text:p text:style-name="P18"><text:span text:style-name="T2">A variável OLD representa o registro da tabela antes da execução do comando e é usado principalmente nos eventos DELETE e UPDATE. De maneira equivalente a variável NEW representa um registro que ainda não existe na base de dados no caso do INSERT ou então o novo valor do registro no caso do UPDATE.</text:span></text:p>
      <text:p text:style-name="P3"/>
      <text:p text:style-name="P3">6) Crie um trigger e uma função correspondente que sempre que o nível (coluna level) de um professor (tabela teacher) mudar, a coluna average_level (tabela stats) da <text:s/>será atualizada com a média dos níveis de todos os <text:span text:style-name="T26">professores</text:span>.</text:p>
      <text:p text:style-name="P3"/>
      <text:p text:style-name="P24">-- <text:a xlink:type="simple" xlink:href="https://github.com/viniciusalveshax/aulas-2024/blob/master/banco-de-dados-2/lista-de-exercicios5/questao6.sql" text:style-name="Internet_20_link" text:visited-style-name="Visited_20_Internet_20_Link">https://github.com/viniciusalveshax/aulas-2024/blob/master/banco-de-dados-2/lista-de-exercicios5/questao6.sql</text:a></text:p>
      <text:p text:style-name="P3"/>
      <text:p text:style-name="P24">CREATE OR REPLACE FUNCTION calc_average() </text:p>
      <text:p text:style-name="P24"><text:s text:c="3"/>RETURNS TRIGGER </text:p>
      <text:p text:style-name="P24"><text:s text:c="3"/>LANGUAGE PLPGSQL</text:p>
      <text:p text:style-name="P24">AS $$</text:p>
      <text:p text:style-name="P24">DECLARE</text:p>
      <text:p text:style-name="P24"><text:s text:c="3"/>average REAL;</text:p>
      <text:p text:style-name="P24">BEGIN</text:p>
      <text:p text:style-name="P24"/>
      <text:p text:style-name="P24"><text:s text:c="3"/>SELECT AVG(level) INTO average FROM teacher;</text:p>
      <text:p text:style-name="P24"/>
      <text:p text:style-name="P24"><text:s text:c="3"/>raise notice 'Média %', average; </text:p>
      <text:p text:style-name="P24"><text:s text:c="3"/></text:p>
      <text:p text:style-name="P24"><text:s text:c="3"/>UPDATE stats SET average_level = average;</text:p>
      <text:p text:style-name="P24"><text:s text:c="3"/></text:p>
      <text:p text:style-name="P24">END;</text:p>
      <text:p text:style-name="P24">$$; <text:s text:c="2"/></text:p>
      <text:p text:style-name="P24"/>
      <text:p text:style-name="P24">CREATE TRIGGER trigger_after_update2</text:p>
      <text:p text:style-name="P24"><text:s text:c="3"/>AFTER UPDATE</text:p>
      <text:p text:style-name="P24"><text:s text:c="3"/>ON teacher</text:p>
      <text:p text:style-name="P24"><text:s text:c="3"/>FOR EACH ROW </text:p>
      <text:p text:style-name="P24"><text:s text:c="7"/>EXECUTE PROCEDURE calc_average();</text:p>
      <text:p text:style-name="P3"><text:span text:style-name="T28"><text:s text:c="7"/></text:span></text:p>
      <text:p text:style-name="P5"><text:span text:style-name="T2">7) Crie </text:span><text:span text:style-name="T8">dois</text:span><text:span text:style-name="T2"> trigger</text:span><text:span text:style-name="T8">s</text:span><text:span text:style-name="T2"> que </text:span><text:span text:style-name="T8">funcionem da seguinte maneira: Sempre que um professor (teacher) for adicionado </text:span><text:span text:style-name="T9">um trigger deve ser disparado e o valor da coluna teachers</text:span><text:span text:style-name="T10">_count </text:span><text:span text:style-name="T9">deve ser incrementado. De maneira inversa, crie um trigger que diminua o valor da mesma coluna sempre que um professor for deletado.</text:span></text:p>
      <text:p text:style-name="P5"><text:span text:style-name="T9"/></text:p>
      <text:p text:style-name="P5"><text:span text:style-name="T9"/></text:p>
      <text:p text:style-name="P5"><text:soft-page-break/><text:span text:style-name="T28">-- </text:span><text:a xlink:type="simple" xlink:href="https://github.com/viniciusalveshax/aulas-2024/blob/master/banco-de-dados-2/lista-de-exercicios5/questao7.sql" text:style-name="Internet_20_link" text:visited-style-name="Visited_20_Internet_20_Link"><text:span text:style-name="T28">https://github.com/viniciusalveshax/aulas-2024/blob/master/banco-de-dados-2/lista-de-exercicios5/questao7.sql</text:span></text:a><text:line-break/></text:p>
      <text:p text:style-name="P19">CREATE OR REPLACE FUNCTION increment_teacher_count() </text:p>
      <text:p text:style-name="P19"><text:s text:c="3"/>RETURNS TRIGGER </text:p>
      <text:p text:style-name="P19"><text:s text:c="3"/>LANGUAGE PLPGSQL</text:p>
      <text:p text:style-name="P19">AS $$</text:p>
      <text:p text:style-name="P19">DECLARE</text:p>
      <text:p text:style-name="P19"><text:s text:c="3"/>counter INTEGER;</text:p>
      <text:p text:style-name="P19">BEGIN</text:p>
      <text:p text:style-name="P19"/>
      <text:p text:style-name="P19"><text:s text:c="3"/>SELECT teachers_count INTO counter FROM stats;</text:p>
      <text:p text:style-name="P19"/>
      <text:p text:style-name="P19"><text:s text:c="3"/>counter := counter + 1; </text:p>
      <text:p text:style-name="P19"><text:s text:c="3"/></text:p>
      <text:p text:style-name="P19"><text:s text:c="3"/>UPDATE stats SET teachers_count = counter;</text:p>
      <text:p text:style-name="P19"><text:s text:c="3"/></text:p>
      <text:p text:style-name="P19">END;</text:p>
      <text:p text:style-name="P19">$$;</text:p>
      <text:p text:style-name="P19"/>
      <text:p text:style-name="P19">CREATE OR REPLACE FUNCTION decrement_teacher_count() </text:p>
      <text:p text:style-name="P19"><text:s text:c="3"/>RETURNS TRIGGER </text:p>
      <text:p text:style-name="P19"><text:s text:c="3"/>LANGUAGE PLPGSQL</text:p>
      <text:p text:style-name="P19">AS $$</text:p>
      <text:p text:style-name="P19">DECLARE</text:p>
      <text:p text:style-name="P19"><text:s text:c="3"/>counter INTEGER;</text:p>
      <text:p text:style-name="P19">BEGIN</text:p>
      <text:p text:style-name="P19"/>
      <text:p text:style-name="P19"><text:s text:c="3"/>SELECT teachers_count INTO counter FROM stats;</text:p>
      <text:p text:style-name="P19"/>
      <text:p text:style-name="P19"><text:s text:c="3"/>counter := counter - 1; </text:p>
      <text:p text:style-name="P19"><text:s text:c="3"/></text:p>
      <text:p text:style-name="P19"><text:s text:c="3"/>UPDATE stats SET teachers_count = counter;</text:p>
      <text:p text:style-name="P19"><text:s text:c="3"/></text:p>
      <text:p text:style-name="P19">END;</text:p>
      <text:p text:style-name="P19">$$; <text:s text:c="4"/></text:p>
      <text:p text:style-name="P19"/>
      <text:p text:style-name="P19">CREATE TRIGGER trigger_after_insert2</text:p>
      <text:p text:style-name="P19"><text:s text:c="3"/>AFTER INSERT</text:p>
      <text:p text:style-name="P19"><text:s text:c="3"/>ON teacher</text:p>
      <text:p text:style-name="P19"><text:s text:c="3"/>FOR EACH ROW EXECUTE PROCEDURE increment_teacher_count();</text:p>
      <text:p text:style-name="P19"><text:s text:c="7"/></text:p>
      <text:p text:style-name="P19"/>
      <text:p text:style-name="P19">CREATE TRIGGER trigger_after_delete2</text:p>
      <text:p text:style-name="P19"><text:s text:c="3"/>AFTER DELETE</text:p>
      <text:p text:style-name="P19"><text:s text:c="3"/>ON teacher</text:p>
      <text:p text:style-name="P19"><text:s text:c="3"/>FOR EACH ROW EXECUTE PROCEDURE decrement_teacher_count();</text:p>
      <text:p text:style-name="P19"/>
      <text:p text:style-name="P5"><text:span text:style-name="T9"/></text:p>
      <text:p text:style-name="P16"><text:span text:style-name="T9">8</text:span><text:span text:style-name="T2">) Faça um programa em PL/pgSQL que crie dados sintéticos (falsos) para preencher a tabela teachers com 10 registros usando o comando WHILE. Nesse caso o ID e o nome não são importantes e podem ter qualquer valor. O nível (level) deve começar em 15 e </text:span><text:soft-page-break/><text:span text:style-name="T2">subir de cinco em cinco (ou seja, 15, 20, 25, 30, etc). Se o nível terminar em cinco o side (lado) deverá ser “Light”, caso contrário deverá ser “Dark”.</text:span></text:p>
      <text:p text:style-name="P16"><text:span text:style-name="T2"/></text:p>
      <text:p text:style-name="P16"><text:span text:style-name="T13">-- </text:span><text:a xlink:type="simple" xlink:href="https://github.com/viniciusalveshax/aulas-2024/blob/master/banco-de-dados-2/lista-de-exercicios5/questao8.sql" text:style-name="Internet_20_link" text:visited-style-name="Visited_20_Internet_20_Link">https://github.com/viniciusalveshax/aulas-2024/blob/master/banco-de-dados-2/lista-de-exercicios5/questao8.sql</text:a></text:p>
      <text:p text:style-name="P16"><text:span text:style-name="T2"/></text:p>
      <text:p text:style-name="P20"><text:span text:style-name="T2">do $$</text:span></text:p>
      <text:p text:style-name="P20"><text:span text:style-name="T2">declare </text:span></text:p>
      <text:p text:style-name="P20"><text:span text:style-name="T2">numero integer;</text:span></text:p>
      <text:p text:style-name="P20"><text:span text:style-name="T2">contador integer;</text:span></text:p>
      <text:p text:style-name="P20"><text:span text:style-name="T2">begin</text:span></text:p>
      <text:p text:style-name="P20"><text:span text:style-name="T2"><text:s text:c="3"/>numero := 15; </text:span></text:p>
      <text:p text:style-name="P20"><text:span text:style-name="T2"><text:s text:c="3"/>contador := 0;</text:span></text:p>
      <text:p text:style-name="P20"><text:span text:style-name="T2"><text:s text:c="3"/>while contador &lt; 10 loop</text:span></text:p>
      <text:p text:style-name="P20"><text:span text:style-name="T2"><text:s text:c="7"/>contador := contador + 1;</text:span></text:p>
      <text:p text:style-name="P20"><text:span text:style-name="T2"><text:s text:c="7"/>raise notice 'Número vale %', numero;</text:span></text:p>
      <text:p text:style-name="P20"><text:span text:style-name="T2"><text:tab/>if (contador % 2) != 0 then</text:span></text:p>
      <text:p text:style-name="P20"><text:span text:style-name="T2"><text:tab/> <text:s text:c="5"/>raise notice '% termina em cinco', numero;</text:span></text:p>
      <text:p text:style-name="P20"><text:span text:style-name="T2"><text:tab/><text:tab/> <text:s/>insert into teacher (name, level, side) values ('yyy', numero, 'Light side');</text:span></text:p>
      <text:p text:style-name="P20"><text:span text:style-name="T2"><text:tab/> <text:s text:c="2"/>else</text:span></text:p>
      <text:p text:style-name="P20"><text:span text:style-name="T2"><text:tab/> <text:s text:c="5"/>raise notice '% não termina em cinco', numero;</text:span></text:p>
      <text:p text:style-name="P20"><text:span text:style-name="T2"><text:tab/><text:tab/> <text:s/>insert into teacher (name, level, side) values ('yyy', numero, 'Dark side');</text:span></text:p>
      <text:p text:style-name="P20"><text:span text:style-name="T2"><text:tab/> <text:s text:c="2"/>end if;</text:span></text:p>
      <text:p text:style-name="P20"><text:span text:style-name="T2"><text:tab/> <text:s text:c="2"/>numero := numero + 5;</text:span></text:p>
      <text:p text:style-name="P20"><text:span text:style-name="T2"><text:tab/> <text:s text:c="2"/></text:span></text:p>
      <text:p text:style-name="P20"><text:span text:style-name="T2"><text:s text:c="3"/>end loop; <text:s text:c="2"/></text:span></text:p>
      <text:p text:style-name="P20"><text:span text:style-name="T2">end; $$</text:span></text:p>
      <text:p text:style-name="P21"/>
      <text:p text:style-name="P21">9) Faça um programa em PL/pgSQL que consulte a tabela teachers e utilize a estrutura CASE para exibir uma mensagem de acordo com o level. Se o level for menor que cinquenta deverá aparecer a mensagem “Fraco”. Se o nível for entre 50 e 70 deverá aparecer a mensagem “Médio”. Se for maior que 70 e menor que 90 “Forte” e se for maior ou igual do que 90 deverá aparecer “Muito forte”.</text:p>
      <text:p text:style-name="P21"/>
      <text:p text:style-name="P21"><text:span text:style-name="T28">-- </text:span><text:a xlink:type="simple" xlink:href="https://github.com/viniciusalveshax/aulas-2024/blob/master/banco-de-dados-2/lista-de-exercicios5/questao9.sql" text:style-name="Internet_20_link" text:visited-style-name="Visited_20_Internet_20_Link"><text:span text:style-name="T28">https://github.com/viniciusalveshax/aulas-2024/blob/master/banco-de-dados-2/lista-de-exercicios5/questao9.sql</text:span></text:a></text:p>
      <text:p text:style-name="P21"/>
      <text:p text:style-name="P25">DO $$</text:p>
      <text:p text:style-name="P25">DECLARE</text:p>
      <text:p text:style-name="P25"/>
      <text:p text:style-name="P25">NAME TEXT;</text:p>
      <text:p text:style-name="P25">LEVEL REAL;</text:p>
      <text:p text:style-name="P25"/>
      <text:p text:style-name="P25">BEGIN</text:p>
      <text:p text:style-name="P25"/>
      <text:p text:style-name="P25">-- Usamos um loop FOR para iterar sobre cada linha da tabela 'teacher'</text:p>
      <text:p text:style-name="P25">FOR NAME, LEVEL IN SELECT teacher.name, teacher.level FROM teacher</text:p>
      <text:p text:style-name="P25">LOOP</text:p>
      <text:p text:style-name="P25"/>
      <text:p text:style-name="P25"><text:tab/>-- Exibimos os valores das colunas da linha atual</text:p>
      <text:p text:style-name="P25"><text:tab/>RAISE NOTICE 'Professor(a) % tem nível %', NAME, LEVEL;</text:p>
      <text:p text:style-name="P25"/>
      <text:p text:style-name="P25"><text:soft-page-break/><text:tab/>CASE</text:p>
      <text:p text:style-name="P25"><text:tab/><text:tab/>WHEN LEVEL &lt; 50 THEN</text:p>
      <text:p text:style-name="P25"><text:tab/><text:tab/> <text:s text:c="5"/>RAISE NOTICE 'Professor %: Fraco', NAME;</text:p>
      <text:p text:style-name="P25"><text:tab/><text:tab/>WHEN LEVEL &gt;= 50 AND LEVEL &lt; 70 THEN</text:p>
      <text:p text:style-name="P25"><text:tab/><text:tab/> <text:s text:c="5"/>RAISE NOTICE 'Professor %: Médio', NAME;</text:p>
      <text:p text:style-name="P25"><text:tab/><text:tab/>WHEN LEVEL &gt;= 70 AND LEVEL &lt; 90 THEN</text:p>
      <text:p text:style-name="P25"><text:tab/><text:tab/> <text:s text:c="5"/>RAISE NOTICE 'Professor %: Forte', NAME;</text:p>
      <text:p text:style-name="P25"><text:tab/><text:tab/>ELSE</text:p>
      <text:p text:style-name="P25"><text:tab/><text:tab/> <text:s text:c="5"/>RAISE NOTICE 'Professor %: Muito forte', NAME;</text:p>
      <text:p text:style-name="P25"><text:tab/>END CASE; </text:p>
      <text:p text:style-name="P25"/>
      <text:p text:style-name="P25">END LOOP;</text:p>
      <text:p text:style-name="P25"/>
      <text:p text:style-name="P25">END $$;</text:p>
      <text:p text:style-name="P25"/>
      <text:p text:style-name="P21"/>
      <text:p text:style-name="P22">10) Verifique se após executar os exercícios 6, 7 e 8 se os valores da tabela stats são os esperado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20:10:51.798688700</meta:creation-date>
    <dc:date>2024-11-04T20:50:54.774309070</dc:date>
    <meta:editing-cycles>82</meta:editing-cycles>
    <meta:editing-duration>PT3H1M52S</meta:editing-duration>
    <meta:generator>LibreOffice/7.3.7.2$Linux_X86_64 LibreOffice_project/30$Build-2</meta:generator>
    <dc:creator>Vinícius Alves Hax</dc:creator>
    <meta:document-statistic meta:table-count="0" meta:image-count="0" meta:object-count="0" meta:page-count="5" meta:paragraph-count="142" meta:word-count="1072" meta:character-count="6979" meta:non-whitespace-character-count="5782"/>
  </office:meta>
</office:document-meta>
</file>